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style:style>
    <style:style style:name="P7" style:family="paragraph" style:parent-style-name="body">
      <style:paragraph-properties fo:orphans="2" fo:widows="2"/>
      <style:text-properties style:font-name="Courier New" style:font-name-complex="Courier New1"/>
    </style:style>
    <style:style style:name="P8" style:family="paragraph" style:parent-style-name="Heading_20_1" style:master-page-name="Standard">
      <style:paragraph-properties fo:margin-top="0in" fo:margin-bottom="0in" fo:orphans="2" fo:widows="2" style:page-number="auto"/>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7"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4"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0" svg:width="2.7913in" svg:height="0.135in" svg:x="-2in" svg:y="0in">
        <draw:image xlink:href="Pictures/2000000700000FB5000000C94FDA4EAC.wmf" xlink:type="simple" xlink:show="embed" xlink:actuate="onLoad">
          <text:p/>
        </draw:image>
      </draw:frame>
      <text:h text:style-name="P8" text:outline-level="1"><text:bookmark text:name="R-1024414"/><text:bookmark text:name="R-1024414S"/>InstanceCallbacks</text:h>
      <text:p text:style-name="P4"><text:bookmark text:name="_GoBack"/><draw:frame draw:style-name="fr1" draw:name="graphics1" text:anchor-type="as-char" svg:width="6.5in" svg:height="0.1346in" draw:z-index="20"><draw:image xlink:href="Pictures/20000007000025F9000000C9F0140E06.wmf" xlink:type="simple" xlink:show="embed" xlink:actuate="onLoad"/></draw:frame></text:p>
      <text:p text:style-name="P6">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6"><text:span text:style-name="Assertion">A10-1 REMOVE THIS ASSERTION - Duplicate of A10-2[</text:span>These methods will be called only on instances for which javax.jdo.InstanceCallbacks.class.isInstance(pc) returns true.<text:span text:style-name="Assertion">]</text:span></text:p>
      <text:p text:style-name="P6"><text:span text:style-name="Assertion">A10-2 [</text:span>These methods will be called only on instances for which the class implements the corresponding callback interface .<text:span text:style-name="Assertion">]</text:span> For backward compatibility, InstanceCallbacks is redefined as follows:</text:p>
      <text:p text:style-name="P1">package javax.jdo;</text:p>
      <text:p text:style-name="P1">public interface InstanceCallbacks extends </text:p>
      <text:p text:style-name="P1"><text:tab/>javax.jdo.listener.LoadCallback, </text:p>
      <text:p text:style-name="P1"><text:tab/>javax.jdo.listener.StoreCallback, </text:p>
      <text:p text:style-name="P1"><text:tab/>javax.jdo.listener.ClearCallback, </text:p>
      <text:p text:style-name="P1"><text:tab/>javax.jdo.listener.DeleteCallback {</text:p>
      <text:p text:style-name="P1">}</text:p>
      <text:p text:style-name="P1"/>
      <text:p text:style-name="P5"><draw:frame draw:style-name="fr1" draw:name="1" text:anchor-type="as-char" svg:width="2.7917in" svg:height="0.1346in" draw:z-index="1"><draw:image xlink:href="Pictures/2000000700000FB5000000C94FDA4EAC.wmf" xlink:type="simple" xlink:show="embed" xlink:actuate="onLoad"/></draw:frame></text:p>
      <text:h text:style-name="P9" text:outline-level="2">jdoPostLoad</text:h>
      <text:p text:style-name="P2">package javax.jdo.listener;</text:p>
      <text:p text:style-name="P2">public interface LoadCallback {</text:p>
      <text:p text:style-name="P2">void jdoPostLoad();</text:p>
      <text:p text:style-name="P2">}</text:p>
      <text:p text:style-name="P6"><text:span text:style-name="Assertion">A10.1-1 [</text:span>This method is called after values have been loaded from the <text:span text:style-name="T1">StateManager</text:span> into the instance, if an active fetch group has been defined with the post-load attribute set to true.<text:span text:style-name="Assertion">]</text:span> Non-persistent fields whose value depends on values of loaded fields should be initialized in this method. <text:span text:style-name="Assertion">A10.1-2 [</text:span>This method is not modified by the enhancer.<text:span text:style-name="Assertion">]</text:span> Only fields that are loaded by an active fetch group should be accessed by this method, as other fields are not guaranteed to be initialized. This method might register the instance with other objects in the runtime environment.</text:p>
      <text:p text:style-name="P6"><text:span text:style-name="Assertion">A10.1-3 [</text:span>The context in which this call is made does not allow access to other persistent JDO instances.<text:span text:style-name="Assertion">]</text:span></text:p>
      <text:p text:style-name="P5"><text:soft-page-break/><draw:frame draw:style-name="fr1" draw:name="2" text:anchor-type="as-char" svg:width="2.7917in" svg:height="0.1346in" draw:z-index="2"><draw:image xlink:href="Pictures/2000000700000FB5000000C94FDA4EAC.wmf" xlink:type="simple" xlink:show="embed" xlink:actuate="onLoad"/></draw:frame></text:p>
      <text:h text:style-name="P9" text:outline-level="2">jdoPreStore</text:h>
      <text:p text:style-name="P6">package javax.jdo.listener;</text:p>
      <text:p text:style-name="P6">public interface StoreCallback {</text:p>
      <text:p text:style-name="P7">void jdoPreStore();</text:p>
      <text:p text:style-name="P6">}</text:p>
      <text:p text:style-name="P6"><text:span text:style-name="Assertion">A10.2-1 [</text:span>This method is called before the values are stored from the instance to the datastore.<text:span text:style-name="Assertion">]</text:span> This happens during <text:span text:style-name="T1">beforeCompletion</text:span> and <text:span text:style-name="T1">flush for </text:span>persistent-new and persistent-dirty instances of persistence-capable classes that implement <text:span text:style-name="T1">StoreCallback</text:span>. Datastore fields that might have been affected by modified non-persistent fields should be updated in this method. <text:span text:style-name="Assertion">A10.2-2 [</text:span>This method is modified by the enhancer<text:span text:style-name="Assertion">]</text:span> so that changes to persistent fields will be reflected in the datastore. </text:p>
      <text:p text:style-name="P6"><text:span text:style-name="Assertion">A10.2-3 [</text:span>The context in which this call is made allows access to the <text:span text:style-name="T1">PersistenceManager</text:span> and other persistent JDO instances.<text:span text:style-name="Assertion">]</text:span></text:p>
      <text:p text:style-name="P6"><text:span text:style-name="Assertion">A10.2-4 [</text:span>This method is not called for deleted instances.<text:span text:style-name="Assertion">]</text:span></text:p>
      <text:p text:style-name="P5"><draw:frame draw:style-name="fr1" draw:name="3" text:anchor-type="as-char" svg:width="2.7917in" svg:height="0.1346in" draw:z-index="3"><draw:image xlink:href="Pictures/2000000700000FB5000000C94FDA4EAC.wmf" xlink:type="simple" xlink:show="embed" xlink:actuate="onLoad"/></draw:frame></text:p>
      <text:h text:style-name="P9" text:outline-level="2">jdoPreClear</text:h>
      <text:p text:style-name="P2">package javax.jdo.listener;</text:p>
      <text:p text:style-name="P2">public interface ClearCallback {</text:p>
      <text:p text:style-name="P2">void jdoPreClear();</text:p>
      <text:p text:style-name="P2">}</text:p>
      <text:p text:style-name="P6"><text:span text:style-name="Assertion">A10.3-1 [</text:span>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text:span text:style-name="Assertion">]</text:span> Non-persistent, non-transactional fields should be cleared in this method. Associations between this instance and others in the runtime environment should be cleared. <text:span text:style-name="Assertion">A10.3-2 [</text:span>This method is not modified by the enhancer<text:span text:style-name="Assertion">]</text:span>, so access to fields is not mediated.</text:p>
      <text:p text:style-name="P5"><draw:frame draw:style-name="fr1" draw:name="4" text:anchor-type="as-char" svg:width="2.7917in" svg:height="0.1346in" draw:z-index="4"><draw:image xlink:href="Pictures/2000000700000FB5000000C94FDA4EAC.wmf" xlink:type="simple" xlink:show="embed" xlink:actuate="onLoad"/></draw:frame></text:p>
      <text:h text:style-name="P9" text:outline-level="2">jdoPreDelete</text:h>
      <text:p text:style-name="P2">package javax.jdo.listener;</text:p>
      <text:p text:style-name="P2">public interface DeleteCallback {</text:p>
      <text:p text:style-name="P2">void jdoPreDelete();</text:p>
      <text:p text:style-name="P2">}</text:p>
      <text:p text:style-name="P6"><text:span text:style-name="Assertion">A10.4-1 [</text:span>This method is called during the execution of <text:span text:style-name="T1">deletePersistent</text:span> before the state transition to persistent-deleted or persistent-new-deleted.<text:span text:style-name="Assertion">]</text:span> <text:span text:style-name="Assertion">A10.4-2 [</text:span>Access to field values within this call are valid.<text:span text:style-name="Assertion">]</text:span> <text:span text:style-name="Assertion">A10.4-3 [</text:span>Access to field values after this call are disallowed.<text:span text:style-name="Assertion">]</text:span> <text:span text:style-name="Assertion">A10.4-4 [</text:span>This <text:soft-page-break/>method is modified by the enhancer<text:span text:style-name="Assertion">]</text:span> so that fields referenced can be used in the business logic of the method.</text:p>
      <text:p text:style-name="P6">To implement a containment aggregate, the user could implement this method to delete contained persistent instances. </text:p>
      <text:p text:style-name="P5"><draw:frame draw:style-name="fr1" draw:name="5" text:anchor-type="as-char" svg:width="2.7917in" svg:height="0.1346in" draw:z-index="5"><draw:image xlink:href="Pictures/2000000700000FB5000000C94FDA4EAC.wmf" xlink:type="simple" xlink:show="embed" xlink:actuate="onLoad"/></draw:frame></text:p>
      <text:h text:style-name="P9" text:outline-level="2">jdoPreDetach and jdoPostDetach</text:h>
      <text:p text:style-name="P2">package javax.jdo.listener;</text:p>
      <text:p text:style-name="P2">public interface DetachCallback {</text:p>
      <text:p text:style-name="P2">void jdoPreDetach();</text:p>
      <text:p text:style-name="P6"><text:span text:style-name="Assertion">A10.5-1 [</text:span>This method is called during the execution of <text:span text:style-name="T1">detachCopy</text:span> on the persistent instance before the copy is made.<text:span text:style-name="Assertion">]</text:span></text:p>
      <text:p text:style-name="P6">public void jdoPostDetach(Object detached);</text:p>
      <text:p text:style-name="P6"><text:span text:style-name="Assertion">A10.5-2 [</text:span>This method is called during the execution of <text:span text:style-name="T1">detachCopy</text:span> on the detached instance after the copy is made. The parameter is the corresponding persistent instance.<text:span text:style-name="Assertion">]</text:span></text:p>
      <text:p text:style-name="P6">}</text:p>
      <text:p text:style-name="P5"><draw:frame draw:style-name="fr1" draw:name="6" text:anchor-type="as-char" svg:width="2.7917in" svg:height="0.1346in" draw:z-index="6"><draw:image xlink:href="Pictures/2000000700000FB5000000C94FDA4EAC.wmf" xlink:type="simple" xlink:show="embed" xlink:actuate="onLoad"/></draw:frame></text:p>
      <text:h text:style-name="P9" text:outline-level="2">jdoPreAttach and jdoPostAttach</text:h>
      <text:p text:style-name="P6">package javax.jdo.listener;</text:p>
      <text:p text:style-name="P6">public interface AttachCallback {</text:p>
      <text:p text:style-name="P2">void jdoPreAttach();</text:p>
      <text:p text:style-name="P6"><text:span text:style-name="Assertion">A10.6-1 [</text:span>This method is called during the execution of <text:span text:style-name="T1">makePersistent</text:span> on the detached instance before the copy is made.<text:span text:style-name="Assertion">]</text:span></text:p>
      <text:p text:style-name="P2">public void jdoPostAttach(Object attached);</text:p>
      <text:p text:style-name="P6"><text:span text:style-name="Assertion">A10.6-2 [</text:span>This method is called during the execution of <text:span text:style-name="T1">makePersistent</text:span> on the persistent instance after the copy is made. The parameter is the corresponding detached instance.<text:span text:style-name="Assertion">]</text:span></text:p>
      <text:p text:style-name="P6">}</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5:49:39.18</meta:creation-date>
    <meta:editing-duration>PT6M47S</meta:editing-duration>
    <meta:generator>OpenOffice.org/3.4$Win32 OpenOffice.org_project/340m1$Build-9590</meta:generator>
    <dc:title>JDO_Chapter</dc:title>
    <dc:date>2012-08-08T20:11:54.73</dc:date>
    <meta:document-statistic meta:table-count="0" meta:image-count="7" meta:object-count="0" meta:page-count="3" meta:paragraph-count="62" meta:word-count="646" meta:character-count="45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